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3C0000003CFA1C3A8C81C34AD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2" style:family="paragraph" style:parent-style-name="Heading_20_4">
      <style:paragraph-properties fo:margin-top="0in" fo:margin-bottom="0in" loext:contextual-spacing="false" fo:padding="0in" fo:border="none"/>
      <style:text-properties style:font-name="inherit"/>
    </style:style>
    <style:style style:name="P3" style:family="paragraph" style:parent-style-name="Standard">
      <style:paragraph-properties fo:margin-left="0.0835in" fo:margin-right="0.0835in" fo:margin-top="0in" fo:margin-bottom="0in" loext:contextual-spacing="false" fo:orphans="2" fo:widows="2" fo:text-indent="0in" style:auto-text-indent="false"/>
      <style:text-properties fo:font-variant="normal" fo:text-transform="none" fo:color="#1c1e21" style:text-line-through-style="none" style:text-line-through-type="none" fo:letter-spacing="normal" style:text-underline-style="none" style:text-blinking="false" fo:background-color="transparent"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0" fo:widows="2" fo:text-indent="0in" style:auto-text-indent="false"/>
      <style:text-properties fo:font-variant="normal" fo:text-transform="none" fo:color="#1c1e21" style:font-name="inherit" fo:font-size="14pt" fo:letter-spacing="normal" fo:font-style="normal" fo:font-weight="normal" officeooo:paragraph-rsid="0010e10d" fo:background-color="transparent" style:font-size-asian="14pt" style:font-size-complex="14pt" loext:padding="0in" loext:border="none"/>
    </style:style>
    <style:style style:name="T1" style:family="text">
      <style:text-properties style:text-line-through-style="none" style:text-line-through-type="none" style:font-name="inherit" style:text-underline-style="none" style:text-blinking="false" fo:background-color="transparent" loext:char-shading-value="0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a xlink:type="simple" xlink:href="https://www.facebook.com/profile.php?id=100001484560249"><draw:frame draw:style-name="fr2" draw:name="Image1" text:anchor-type="as-char" svg:width="0.3126in" svg:height="0.3126in" draw:z-index="0"><draw:image xlink:href="Pictures/100000000000003C0000003CFA1C3A8C81C34ADE.jpg" xlink:type="simple" xlink:show="embed" xlink:actuate="onLoad" loext:mime-type="image/jpeg"/></draw:frame></draw:a></text:p>
      <text:p text:style-name="P4"><draw:frame draw:style-name="fr1" draw:name="Frame1" text:anchor-type="char" svg:width="0.0161in" draw:z-index="1"><draw:text-box fo:min-height="0.0161in"><text:h text:style-name="P1" text:outline-level="4"><text:a xlink:type="simple" xlink:href="https://www.facebook.com/profile.php?id=100001484560249" text:style-name="Internet_20_link" text:visited-style-name="Visited_20_Internet_20_Link"><text:span text:style-name="T1">Thuong Minh Huong</text:span></text:a></text:h><text:h text:style-name="P2" text:outline-level="4">đã gửi</text:h><text:h text:style-name="P2" text:outline-level="4">15 phút trước</text:h></draw:text-box></draw:frame>110. If you wish ------- to me, please make an appointment through my secretary on the 10th floor. </text:p>
      <text:p text:style-name="P4"/>
      <text:p text:style-name="P4">(A) speaking </text:p>
      <text:p text:style-name="P4">(B) to speak </text:p>
      <text:p text:style-name="P4">(C) spoke</text:p>
      <text:p text:style-name="P4">(D) has spoken</text:p>
      <text:p text:style-name="P4"/>
      <text:p text:style-name="P4">wish To V : muốn làm gì speak to sb : nói chuyện với ai make an appointment : lên lịch hẹn secretary: thư ký floor : tầng nhà</text:p>
      <text:p text:style-name="P4"/>
      <text:p text:style-name="P4">111. Greg O'Leary has been leading research in our laboratories ------- over eighteen years. </text:p>
      <text:p text:style-name="P4"/>
      <text:p text:style-name="P4">(A) in </text:p>
      <text:p text:style-name="P4">(B) for </text:p>
      <text:p text:style-name="P4">(C) up</text:p>
      <text:p text:style-name="P4">(D) from</text:p>
      <text:p text:style-name="P4">for over _ số năm : hơn .....năm qua : đây là dấu hiệu của thì hiện tại hoàn thành</text:p>
      <text:p text:style-name="P4"/>
      <text:p text:style-name="P4">112. While the engineering team's ------- has improved, overall productivity has been in a noticeable decline for the past three years. </text:p>
      <text:p text:style-name="P4"/>
      <text:p text:style-name="P4">(A) motivate </text:p>
      <text:p text:style-name="P4">(B) motives </text:p>
      <text:p text:style-name="P4">(C) motivational</text:p>
      <text:p text:style-name="P4">(D) motivation</text:p>
      <text:p text:style-name="P4"/>
      <text:p text:style-name="P4">113. The secretary in the 2nd floor office------- e-mails between 8 a.m. and noon. </text:p>
      <text:p text:style-name="P4">(A) answers </text:p>
      <text:p text:style-name="P4">(B) talks </text:p>
      <text:p text:style-name="P4">(C) responds</text:p>
      <text:p text:style-name="P4">(D) replies</text:p>
      <text:p text:style-name="P4"/>
      <text:p text:style-name="P4">reply to = respond to = answer : trả lời + letter / fax/ email / mail </text:p>
      <text:p text:style-name="P4"/>
      <text:p text:style-name="P4"/>
      <text:p text:style-name="P4"/>
      <text:p text:style-name="P4"/>
      <text:p text:style-name="P4"/>
      <text:p text:style-name="P4"><text:soft-page-break/>114. At yesterday's meeting, staff members were introduced to Peter McCabe, the recently ------- manager of the Dynasty Hotel in Washington D.C. </text:p>
      <text:p text:style-name="P4"/>
      <text:p text:style-name="P4">(A) appointing </text:p>
      <text:p text:style-name="P4">(B) appointment </text:p>
      <text:p text:style-name="P4">(C) appoint</text:p>
      <text:p text:style-name="P4">(D) appointed</text:p>
      <text:p text:style-name="P4"/>
      <text:p text:style-name="P4">recently appointed manager : giám đốc mới được bổ nhiệm</text:p>
      <text:p text:style-name="P4"/>
      <text:p text:style-name="P4">115. Mr. Fisher prefers to do his small company's bookkeeping ------- instead of hiring an accountant. </text:p>
      <text:p text:style-name="P4"/>
      <text:p text:style-name="P4">(A) he </text:p>
      <text:p text:style-name="P4">(B) his </text:p>
      <text:p text:style-name="P4">(C) him</text:p>
      <text:p text:style-name="P4">(D) himself</text:p>
      <text:p text:style-name="P4"/>
      <text:p text:style-name="P4">câu này xét nghĩa và loại trừ để tìm đáp án nha prefer to V : thích làm gì hơn instead of : thay vì hire : thuê account : kế toá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0:26:23.369675508</meta:creation-date>
    <dc:date>2020-10-14T11:53:45.991995804</dc:date>
    <meta:editing-duration>PT1H17M12S</meta:editing-duration>
    <meta:editing-cycles>1</meta:editing-cycles>
    <meta:document-statistic meta:table-count="0" meta:image-count="1" meta:object-count="0" meta:page-count="2" meta:paragraph-count="39" meta:word-count="271" meta:character-count="1422" meta:non-whitespace-character-count="1170"/>
    <meta:generator>LibreOffice/6.4.6.2$Linux_X86_64 LibreOffice_project/40$Build-2</meta:generator>
  </office:meta>
</office:document-meta>
</file>